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5-11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5-09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5-06-1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5-03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4-12-1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4-09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4-05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4-02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3-11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3-08-3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3-06-2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3-03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2-11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2-09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2-06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2-03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2-02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1-09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1-06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1-03-1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1084" calcext:value-type="float">
            <text:p>103.16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4164" calcext:value-type="float">
            <text:p>108.75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6628" calcext:value-type="float">
            <text:p>108.6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4476" calcext:value-type="float">
            <text:p>108.96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5764" calcext:value-type="float">
            <text:p>110.12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2088" calcext:value-type="float">
            <text:p>110.4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8168" calcext:value-type="float">
            <text:p>109.5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